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8.102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6.105cm"/>
    </style:style>
    <style:style style:name="co14" style:family="table-column">
      <style:table-column-properties fo:break-before="auto" style:column-width="3.551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252cm" fo:break-before="auto" style:use-optimal-row-height="false"/>
    </style:style>
    <style:style style:name="ro7" style:family="table-row">
      <style:table-row-properties style:row-height="0.7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eeeee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4">
      <style:table-cell-properties fo:wrap-option="wrap"/>
      <style:text-properties fo:font-size="12pt" style:font-size-asian="12pt" style:font-size-complex="12pt"/>
    </style:style>
    <style:style style:name="ce8" style:family="table-cell" style:parent-style-name="Default" style:data-style-name="N104">
      <style:table-cell-properties fo:wrap-option="wrap" fo:border="0.002cm solid #000000"/>
      <style:text-properties fo:font-size="12pt" style:font-size-asian="12pt" style:font-size-complex="12pt"/>
    </style:style>
    <style:style style:name="ce9" style:family="table-cell" style:parent-style-name="Default" style:data-style-name="N104">
      <style:table-cell-properties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104">
      <style:table-cell-properties fo:background-color="#eeeeee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6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02cm solid #000000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ce26" style:family="table-cell" style:parent-style-name="Default" style:data-style-name="N104">
      <style:table-cell-properties fo:wrap-option="wrap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4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eeeeee" fo:wrap-option="wrap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36">
      <style:table-cell-properties fo:background-color="#eeeeee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4">
      <style:table-cell-properties fo:wrap-option="wrap"/>
    </style:style>
    <style:style style:name="ce35" style:family="table-cell" style:parent-style-name="Default" style:data-style-name="N104">
      <style:table-cell-properties fo:background-color="#eeeeee" fo:wrap-option="wrap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office:value-type="string" table:number-columns-spanned="3" table:number-rows-spanned="1">
            <text:p>Radu Hociung A-101-18 and A-102-18 Costs Summary</text:p>
          </table:table-cell>
          <table:covered-table-cell table:style-name="Default"/>
          <table:covered-table-cell/>
          <table:table-cell table:style-name="ce14" table:number-columns-repeated="1020"/>
        </table:table-row>
        <table:table-row table:style-name="ro2">
          <table:table-cell table:style-name="ce1"/>
          <table:table-cell table:style-name="ce3"/>
          <table:table-cell table:style-name="ce7"/>
          <table:table-cell table:style-name="ce12"/>
          <table:table-cell table:style-name="ce14" table:number-columns-repeated="1020"/>
        </table:table-row>
        <table:table-row table:style-name="ro3">
          <table:table-cell/>
          <table:table-cell table:style-name="ce4"/>
          <table:table-cell table:style-name="ce8" office:value-type="string">
            <text:p>Disbursments</text:p>
          </table:table-cell>
          <table:table-cell table:style-name="ce13" office:value-type="string">
            <text:p>Time (hours)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T-1450-15 Motion to Amend Statement of Claim</text:p>
          </table:table-cell>
          <table:table-cell table:style-name="ce9" table:formula="of:=['T-1450-15 Motion to Amend Claim'.D15]" office:value-type="currency" office:currency="CAD" office:value="133.34">
            <text:p>$133.34</text:p>
          </table:table-cell>
          <table:table-cell table:style-name="ce5" table:formula="of:=['T-1450-15 Motion to Amend Claim'.E15]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5"/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T-1450-15 Defendant's Motion for Summary Judgment</text:p>
          </table:table-cell>
          <table:table-cell table:style-name="ce9" table:formula="of:=['T-1450-15 Motion for Summary Judgment'.D10]" office:value-type="currency" office:currency="CAD" office:value="1171.5">
            <text:p>$1,171.50</text:p>
          </table:table-cell>
          <table:table-cell table:style-name="ce5" table:formula="of:=['T-1450-15 Motion for Summary Judgment'.E10]" office:value-type="float" office:value="126">
            <text:p>126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5"/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A-101-18 and A-102-18 Appeals</text:p>
          </table:table-cell>
          <table:table-cell table:style-name="ce9" table:formula="of:=['A-101-18, A-102-18 Appeals'.D45]" office:value-type="currency" office:currency="CAD" office:value="3390.75">
            <text:p>$3,390.75</text:p>
          </table:table-cell>
          <table:table-cell table:style-name="ce5" table:formula="of:=['A-101-18, A-102-18 Appeals'.E45]" office:value-type="float" office:value="94.5">
            <text:p>94.5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5"/>
          <table:table-cell table:style-name="ce9"/>
          <table:table-cell table:style-name="ce5"/>
          <table:table-cell table:number-columns-repeated="1020"/>
        </table:table-row>
        <table:table-row table:style-name="ro2">
          <table:table-cell table:style-name="ce2"/>
          <table:table-cell table:style-name="ce6" office:value-type="string">
            <text:p>Total:</text:p>
          </table:table-cell>
          <table:table-cell table:style-name="ce10" table:formula="of:=SUM([.C3:.C9])" office:value-type="currency" office:currency="CAD" office:value="4695.59">
            <text:p>$4,695.59</text:p>
          </table:table-cell>
          <table:table-cell table:style-name="ce6" table:formula="of:=SUM([.D3:.D9])" office:value-type="float" office:value="225.5">
            <text:p>225.5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-101-18, A-102-18 Appeals" table:style-name="ta1" table:print="false">
        <table:table-column table:style-name="co5" table:default-cell-style-name="ce20"/>
        <table:table-column table:style-name="co6" table:default-cell-style-name="ce14"/>
        <table:table-column table:style-name="co7" table:default-cell-style-name="ce14"/>
        <table:table-column table:style-name="co8" table:default-cell-style-name="ce11"/>
        <table:table-column table:style-name="co9" table:default-cell-style-name="Default"/>
        <table:table-column table:style-name="co1" table:number-columns-repeated="1019" table:default-cell-style-name="Default"/>
        <table:table-row table:style-name="ro2">
          <table:table-cell table:style-name="ce15" office:value-type="string" table:number-columns-spanned="5" table:number-rows-spanned="1">
            <text:p>A-101-18 and A-102-18 Appeals Costs</text:p>
          </table:table-cell>
          <table:covered-table-cell table:number-columns-repeated="2" table:style-name="ce21"/>
          <table:covered-table-cell table:style-name="ce25"/>
          <table:covered-table-cell table:style-name="ce28"/>
          <table:table-cell table:number-columns-repeated="1019"/>
        </table:table-row>
        <table:table-row table:style-name="ro5">
          <table:table-cell table:style-name="ce16" office:value-type="string">
            <text:p>Date</text:p>
          </table:table-cell>
          <table:table-cell table:style-name="ce22" office:value-type="string">
            <text:p>A-101-18 and A-102-18 Disbursments</text:p>
          </table:table-cell>
          <table:table-cell table:style-name="ce22" office:value-type="string">
            <text:p>Local currency</text:p>
          </table:table-cell>
          <table:table-cell table:style-name="ce26" office:value-type="string">
            <text:p>Disbursment</text:p>
          </table:table-cell>
          <table:table-cell table:style-name="ce16" office:value-type="string">
            <text:p>Prep Time (hours)</text:p>
          </table:table-cell>
          <table:table-cell table:style-name="ce14" table:number-columns-repeated="1019"/>
        </table:table-row>
        <table:table-row table:style-name="ro2">
          <table:table-cell table:style-name="ce17" office:value-type="date" office:date-value="2018-03-27">
            <text:p>2018-03-27</text:p>
          </table:table-cell>
          <table:table-cell table:style-name="ce13" office:value-type="string">
            <text:p>Filing appeal notices</text:p>
          </table:table-cell>
          <table:table-cell table:style-name="ce13"/>
          <table:table-cell table:style-name="ce9" office:value-type="currency" office:currency="CAD" office:value="100">
            <text:p>$100.0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7"/>
          <table:table-cell table:style-name="ce13" table:number-columns-repeated="2"/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18"/>
          <table:table-cell table:style-name="ce22" office:value-type="string" table:number-columns-spanned="4" table:number-rows-spanned="1">
            <text:p>Appeal Books v1 (registry requested retraction)</text:p>
          </table:table-cell>
          <table:covered-table-cell table:style-name="ce22"/>
          <table:covered-table-cell table:style-name="ce9"/>
          <table:covered-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office:value-type="string">
            <text:p>Prepare</text:p>
          </table:table-cell>
          <table:table-cell table:style-name="ce22"/>
          <table:table-cell table:style-name="ce9"/>
          <table:table-cell table:style-name="ce5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18"/>
          <table:table-cell table:style-name="ce13" office:value-type="string">
            <text:p>Printing</text:p>
          </table:table-cell>
          <table:table-cell table:style-name="ce13" office:value-type="string">
            <text:p>MXN 3100</text:p>
          </table:table-cell>
          <table:table-cell table:style-name="ce9" office:value-type="currency" office:currency="CAD" office:value="229.63">
            <text:p>$229.6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7" office:value-type="date" office:date-value="2018-05-09">
            <text:p>2018-05-09</text:p>
          </table:table-cell>
          <table:table-cell table:style-name="ce13" office:value-type="string">
            <text:p>Shipping</text:p>
          </table:table-cell>
          <table:table-cell table:style-name="ce13" office:value-type="string">
            <text:p>MXN 4200</text:p>
          </table:table-cell>
          <table:table-cell table:style-name="ce9" office:value-type="currency" office:currency="CAD" office:value="311.1">
            <text:p>$311.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office:value-type="string">
            <text:p>Affidavit of service</text:p>
          </table:table-cell>
          <table:table-cell table:style-name="ce13"/>
          <table:table-cell table:style-name="ce9" office:value-type="currency" office:currency="CAD" office:value="50">
            <text:p>$50.0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table:number-columns-repeated="2"/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18"/>
          <table:table-cell table:style-name="ce22" office:value-type="string" table:number-columns-spanned="4" table:number-rows-spanned="1">
            <text:p>Appeal Books v2 (registry refused filing)</text:p>
          </table:table-cell>
          <table:covered-table-cell table:style-name="ce22"/>
          <table:covered-table-cell table:style-name="ce9"/>
          <table:covered-table-cell table:style-name="ce5"/>
          <table:table-cell table:number-columns-repeated="1019"/>
        </table:table-row>
        <table:table-row table:style-name="ro3">
          <table:table-cell table:style-name="ce17" office:value-type="date" office:date-value="2018-05-26">
            <text:p>2018-05-26</text:p>
          </table:table-cell>
          <table:table-cell table:style-name="ce13" office:value-type="string">
            <text:p>Printing supplies (Staples, Canada Computers</text:p>
          </table:table-cell>
          <table:table-cell table:style-name="ce13"/>
          <table:table-cell table:style-name="ce9" office:value-type="currency" office:currency="CAD" office:value="333.51">
            <text:p>$333.51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17" office:value-type="date" office:date-value="2018-05-28">
            <text:p>2018-05-28</text:p>
          </table:table-cell>
          <table:table-cell table:style-name="ce13" office:value-type="string">
            <text:p>Filing in person in Toronto (return flight from Mexico)</text:p>
          </table:table-cell>
          <table:table-cell table:style-name="ce13"/>
          <table:table-cell table:style-name="ce9" office:value-type="currency" office:currency="CAD" office:value="605.4">
            <text:p>$605.40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17"/>
          <table:table-cell table:style-name="ce13" office:value-type="string">
            <text:p>outcome: registry refused on ground agreement had not been filed</text:p>
          </table:table-cell>
          <table:table-cell table:style-name="ce13"/>
          <table:table-cell table:style-name="ce9"/>
          <table:table-cell table:style-name="ce5"/>
          <table:table-cell table:number-columns-repeated="1019"/>
        </table:table-row>
        <table:table-row table:style-name="ro2">
          <table:table-cell table:style-name="ce17"/>
          <table:table-cell table:style-name="ce13" table:number-columns-repeated="2"/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18"/>
          <table:table-cell table:style-name="ce22" office:value-type="string" table:number-columns-spanned="4" table:number-rows-spanned="1">
            <text:p>Motion requesting preparation of Appeal Book</text:p>
          </table:table-cell>
          <table:covered-table-cell table:style-name="ce22"/>
          <table:covered-table-cell table:style-name="ce9"/>
          <table:covered-table-cell table:style-name="ce5"/>
          <table:table-cell table:number-columns-repeated="1019"/>
        </table:table-row>
        <table:table-row table:style-name="ro2">
          <table:table-cell table:style-name="ce17" office:value-type="date" office:date-value="2018-06-22">
            <text:p>2018-06-22</text:p>
          </table:table-cell>
          <table:table-cell table:style-name="ce13" office:value-type="string">
            <text:p>Preparation</text:p>
          </table:table-cell>
          <table:table-cell table:style-name="ce13"/>
          <table:table-cell table:style-name="ce9"/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7" office:value-type="date" office:date-value="2018-06-22">
            <text:p>2018-06-22</text:p>
          </table:table-cell>
          <table:table-cell table:style-name="ce13" office:value-type="string">
            <text:p>Affidavit of service</text:p>
          </table:table-cell>
          <table:table-cell table:style-name="ce13"/>
          <table:table-cell table:style-name="ce9" office:value-type="currency" office:currency="CAD" office:value="50">
            <text:p>$50.0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table:number-columns-repeated="2"/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18"/>
          <table:table-cell table:style-name="ce22" office:value-type="string" table:number-columns-spanned="4" table:number-rows-spanned="1">
            <text:p>Appeal Books v3 (accepted for filing)</text:p>
          </table:table-cell>
          <table:covered-table-cell table:style-name="ce22"/>
          <table:covered-table-cell table:style-name="ce9"/>
          <table:covered-table-cell table:style-name="ce5"/>
          <table:table-cell table:number-columns-repeated="1019"/>
        </table:table-row>
        <table:table-row table:style-name="ro2">
          <table:table-cell table:style-name="ce17" office:value-type="date" office:date-value="2018-08-13">
            <text:p>2018-08-13</text:p>
          </table:table-cell>
          <table:table-cell table:style-name="ce13" office:value-type="string">
            <text:p>Printing v3</text:p>
          </table:table-cell>
          <table:table-cell table:style-name="ce13" office:value-type="string">
            <text:p>MXN 3285.5</text:p>
          </table:table-cell>
          <table:table-cell table:style-name="ce9" office:value-type="currency" office:currency="CAD" office:value="243.37">
            <text:p>$243.3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office:value-type="string">
            <text:p>Shipping</text:p>
          </table:table-cell>
          <table:table-cell table:style-name="ce13" office:value-type="string">
            <text:p>MXN 3900</text:p>
          </table:table-cell>
          <table:table-cell table:style-name="ce9" office:value-type="currency" office:currency="CAD" office:value="288.89">
            <text:p>$288.89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office:value-type="string">
            <text:p>Affidavit of service</text:p>
          </table:table-cell>
          <table:table-cell table:style-name="ce13"/>
          <table:table-cell table:style-name="ce9" office:value-type="currency" office:currency="CAD" office:value="50">
            <text:p>$50.0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table:number-columns-repeated="2"/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18"/>
          <table:table-cell table:style-name="ce22" office:value-type="string" table:number-columns-spanned="4" table:number-rows-spanned="1">
            <text:p>Memorandum of Fact and Law</text:p>
          </table:table-cell>
          <table:covered-table-cell table:style-name="ce22"/>
          <table:covered-table-cell table:style-name="ce9"/>
          <table:covered-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office:value-type="string">
            <text:p>Preparation</text:p>
          </table:table-cell>
          <table:table-cell table:style-name="ce13"/>
          <table:table-cell table:style-name="ce9"/>
          <table:table-cell table:style-name="ce5"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style-name="ce17" office:value-type="date" office:date-value="2018-10-31">
            <text:p>2018-10-31</text:p>
          </table:table-cell>
          <table:table-cell table:style-name="ce13" office:value-type="string">
            <text:p>Fax delivery</text:p>
          </table:table-cell>
          <table:table-cell table:style-name="ce13"/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17" office:value-type="date" office:date-value="2018-10-31">
            <text:p>2018-10-31</text:p>
          </table:table-cell>
          <table:table-cell table:style-name="ce13" office:value-type="string">
            <text:p>Affidavit of service</text:p>
          </table:table-cell>
          <table:table-cell table:style-name="ce13"/>
          <table:table-cell table:style-name="ce9" office:value-type="currency" office:currency="CAD" office:value="50">
            <text:p>$50.0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table:number-columns-repeated="2"/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18"/>
          <table:table-cell table:style-name="ce22" office:value-type="string" table:number-columns-spanned="4" table:number-rows-spanned="1">
            <text:p>Book of Authorities</text:p>
          </table:table-cell>
          <table:covered-table-cell table:style-name="ce22"/>
          <table:covered-table-cell table:style-name="ce9"/>
          <table:covered-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office:value-type="string">
            <text:p>Preparation</text:p>
          </table:table-cell>
          <table:table-cell table:style-name="ce13"/>
          <table:table-cell table:style-name="ce9"/>
          <table:table-cell table:style-name="ce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7" office:value-type="date" office:date-value="2018-04-18">
            <text:p>2018-04-18</text:p>
          </table:table-cell>
          <table:table-cell table:style-name="ce13" office:value-type="string">
            <text:p>Printing</text:p>
          </table:table-cell>
          <table:table-cell table:style-name="ce13"/>
          <table:table-cell table:style-name="ce9" office:value-type="currency" office:currency="CAD" office:value="111.1">
            <text:p>$111.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7" office:value-type="date" office:date-value="2018-04-18">
            <text:p>2018-04-18</text:p>
          </table:table-cell>
          <table:table-cell table:style-name="ce13" office:value-type="string">
            <text:p>Shipping</text:p>
          </table:table-cell>
          <table:table-cell table:style-name="ce13"/>
          <table:table-cell table:style-name="ce9" office:value-type="currency" office:currency="CAD" office:value="140.47">
            <text:p>$140.4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7" office:value-type="date" office:date-value="2018-04-23">
            <text:p>2018-04-23</text:p>
          </table:table-cell>
          <table:table-cell table:style-name="ce13" office:value-type="string">
            <text:p>Affidavit of service</text:p>
          </table:table-cell>
          <table:table-cell table:style-name="ce13"/>
          <table:table-cell table:style-name="ce9" office:value-type="currency" office:currency="CAD" office:value="50">
            <text:p>$50.0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table:number-columns-repeated="2"/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18"/>
          <table:table-cell table:style-name="ce22" office:value-type="string" table:number-columns-spanned="4" table:number-rows-spanned="1">
            <text:p>Hearing May 23</text:p>
          </table:table-cell>
          <table:covered-table-cell table:style-name="ce22"/>
          <table:covered-table-cell table:style-name="ce9"/>
          <table:covered-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23" office:value-type="string">
            <text:p>Study, Preparation, rehearsing</text:p>
          </table:table-cell>
          <table:table-cell table:style-name="ce22"/>
          <table:table-cell table:style-name="ce9"/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17" office:value-type="date" office:date-value="2018-12-19">
            <text:p>2018-12-19</text:p>
          </table:table-cell>
          <table:table-cell table:style-name="ce13" office:value-type="string">
            <text:p>Requisition</text:p>
          </table:table-cell>
          <table:table-cell table:style-name="ce22"/>
          <table:table-cell table:style-name="ce9"/>
          <table:table-cell table:style-name="ce5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table:style-name="ce17" office:value-type="date" office:date-value="2018-12-21">
            <text:p>2018-12-21</text:p>
          </table:table-cell>
          <table:table-cell table:style-name="ce13" office:value-type="string">
            <text:p>Affidavit of service</text:p>
          </table:table-cell>
          <table:table-cell table:style-name="ce22"/>
          <table:table-cell table:style-name="ce9" office:value-type="currency" office:currency="CAD" office:value="50">
            <text:p>$50.0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7" office:value-type="date" office:date-value="2019-05-21">
            <text:p>2019-05-21</text:p>
          </table:table-cell>
          <table:table-cell table:style-name="ce13" office:value-type="string">
            <text:p>Flight to TO</text:p>
          </table:table-cell>
          <table:table-cell table:style-name="ce13"/>
          <table:table-cell table:style-name="ce9" office:value-type="currency" office:currency="CAD" office:value="330.1">
            <text:p>$330.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office:value-type="string">
            <text:p>Flight to CUN</text:p>
          </table:table-cell>
          <table:table-cell table:style-name="ce13"/>
          <table:table-cell table:style-name="ce9" table:formula="of:=227.59+36" office:value-type="currency" office:currency="CAD" office:value="263.59">
            <text:p>$263.59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office:value-type="string">
            <text:p>Bus + Taxi</text:p>
          </table:table-cell>
          <table:table-cell table:style-name="ce13"/>
          <table:table-cell table:style-name="ce9" table:formula="of:=2*16.08+20" office:value-type="currency" office:currency="CAD" office:value="52.16">
            <text:p>$52.16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13" office:value-type="string">
            <text:p>Printing, Supplies</text:p>
          </table:table-cell>
          <table:table-cell table:style-name="ce13"/>
          <table:table-cell table:style-name="ce9" table:formula="of:=28.24+38.38+14.81" office:value-type="currency" office:currency="CAD" office:value="81.43">
            <text:p>$81.43</text:p>
          </table:table-cell>
          <table:table-cell table:style-name="ce5"/>
          <table:table-cell table:number-columns-repeated="1019"/>
        </table:table-row>
        <table:table-row table:style-name="ro4">
          <table:table-cell table:style-name="ce18"/>
          <table:table-cell table:style-name="ce13" table:number-columns-repeated="2"/>
          <table:table-cell table:style-name="ce9"/>
          <table:table-cell table:style-name="ce5"/>
          <table:table-cell table:number-columns-repeated="1019"/>
        </table:table-row>
        <table:table-row table:style-name="ro2">
          <table:table-cell table:style-name="ce19"/>
          <table:table-cell table:style-name="ce13"/>
          <table:table-cell table:style-name="ce24" office:value-type="string">
            <text:p>Total:</text:p>
          </table:table-cell>
          <table:table-cell table:style-name="ce27" table:formula="of:=SUM([.D3:.D44])" office:value-type="currency" office:currency="CAD" office:value="3390.75">
            <text:p>$3,390.75</text:p>
          </table:table-cell>
          <table:table-cell table:style-name="ce29" table:formula="of:=SUM([.E3:.E44])" office:value-type="float" office:value="94.5">
            <text:p>94.5</text:p>
          </table:table-cell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-1450-15 Motion to Amend Claim" table:style-name="ta1" table:print="false">
        <table:table-column table:style-name="co10" table:default-cell-style-name="ce20"/>
        <table:table-column table:style-name="co11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number-columns-repeated="1020" table:default-cell-style-name="Default"/>
        <table:table-row table:style-name="ro2">
          <table:table-cell table:style-name="ce15" office:value-type="string" table:number-columns-spanned="5" table:number-rows-spanned="1">
            <text:p>T-1450-15 Plaintiff's Motion for Leave to Amend Statement of Claim</text:p>
          </table:table-cell>
          <table:covered-table-cell table:number-columns-repeated="2" table:style-name="ce14"/>
          <table:covered-table-cell table:style-name="ce34"/>
          <table:covered-table-cell table:style-name="ce14"/>
          <table:table-cell table:style-name="ce14" table:number-columns-repeated="1019"/>
        </table:table-row>
        <table:table-row table:style-name="ro5">
          <table:table-cell table:style-name="ce30" office:value-type="string">
            <text:p>Date</text:p>
          </table:table-cell>
          <table:table-cell table:style-name="ce31" office:value-type="string">
            <text:p>Item</text:p>
          </table:table-cell>
          <table:table-cell table:style-name="ce31" office:value-type="string">
            <text:p>Local Cost</text:p>
          </table:table-cell>
          <table:table-cell table:style-name="ce35" office:value-type="string">
            <text:p>CAD cost</text:p>
          </table:table-cell>
          <table:table-cell table:style-name="ce31" office:value-type="string">
            <text:p>Time to prepare (hours)</text:p>
          </table:table-cell>
          <table:table-cell table:style-name="ce14" table:number-columns-repeated="1019"/>
        </table:table-row>
        <table:table-row table:style-name="ro2">
          <table:table-cell table:style-name="ce18"/>
          <table:table-cell table:style-name="ce32" office:value-type="string" table:number-columns-spanned="4" table:number-rows-spanned="1">
            <text:p>Motion to Amend statement of Claim T-1450-15</text:p>
          </table:table-cell>
          <table:covered-table-cell table:style-name="ce5"/>
          <table:covered-table-cell table:style-name="ce9"/>
          <table:covered-table-cell table:style-name="ce5"/>
          <table:table-cell table:number-columns-repeated="1019"/>
        </table:table-row>
        <table:table-row table:style-name="ro2">
          <table:table-cell table:style-name="ce18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17"/>
          <table:table-cell table:style-name="ce5" office:value-type="string">
            <text:p>Preparation</text:p>
          </table:table-cell>
          <table:table-cell table:style-name="ce5"/>
          <table:table-cell table:style-name="ce9"/>
          <table:table-cell table:style-name="ce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7" office:value-type="date" office:date-value="2017-02-21">
            <text:p>2017-02-21</text:p>
          </table:table-cell>
          <table:table-cell table:style-name="ce5" office:value-type="string">
            <text:p>Faxed</text:p>
          </table:table-cell>
          <table:table-cell table:style-name="ce5"/>
          <table:table-cell table:style-name="ce9"/>
          <table:table-cell table:style-name="ce5"/>
          <table:table-cell table:number-columns-repeated="1019"/>
        </table:table-row>
        <table:table-row table:style-name="ro2">
          <table:table-cell table:style-name="ce17" office:value-type="date" office:date-value="2017-02-21">
            <text:p>2017-02-21</text:p>
          </table:table-cell>
          <table:table-cell table:style-name="ce5" office:value-type="string">
            <text:p>Affidavit of service</text:p>
          </table:table-cell>
          <table:table-cell table:style-name="ce5" office:value-type="string">
            <text:p>400 GTQ</text:p>
          </table:table-cell>
          <table:table-cell table:style-name="ce9" office:value-type="currency" office:currency="CAD" office:value="66.67">
            <text:p>$66.6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5" table:number-columns-repeated="2"/>
          <table:table-cell table:style-name="ce9"/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32" office:value-type="string" table:number-columns-spanned="4" table:number-rows-spanned="1">
            <text:p>Reply to Respondent's Motion Responding Motion Record</text:p>
          </table:table-cell>
          <table:covered-table-cell table:style-name="ce5"/>
          <table:covered-table-cell table:style-name="ce9"/>
          <table:covered-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5" table:number-columns-repeated="2"/>
          <table:table-cell table:style-name="ce9"/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5" office:value-type="string">
            <text:p>Preparation</text:p>
          </table:table-cell>
          <table:table-cell table:style-name="ce5"/>
          <table:table-cell table:style-name="ce9"/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7" office:value-type="date" office:date-value="2017-03-06">
            <text:p>2017-03-06</text:p>
          </table:table-cell>
          <table:table-cell table:style-name="ce5" office:value-type="string">
            <text:p>Emailed Mar 6, 2017</text:p>
          </table:table-cell>
          <table:table-cell table:style-name="ce5"/>
          <table:table-cell table:style-name="ce9"/>
          <table:table-cell table:style-name="ce5"/>
          <table:table-cell table:number-columns-repeated="1019"/>
        </table:table-row>
        <table:table-row table:style-name="ro2">
          <table:table-cell table:style-name="ce17" office:value-type="date" office:date-value="2017-03-07">
            <text:p>2017-03-07</text:p>
          </table:table-cell>
          <table:table-cell table:style-name="ce5" office:value-type="string">
            <text:p>Affidavit of service</text:p>
          </table:table-cell>
          <table:table-cell table:style-name="ce5" office:value-type="string">
            <text:p>400 GTQ</text:p>
          </table:table-cell>
          <table:table-cell table:style-name="ce9" office:value-type="currency" office:currency="CAD" office:value="66.67">
            <text:p>$66.6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8"/>
          <table:table-cell table:style-name="ce5" table:number-columns-repeated="2"/>
          <table:table-cell table:style-name="ce9"/>
          <table:table-cell table:style-name="ce5"/>
          <table:table-cell table:number-columns-repeated="1019"/>
        </table:table-row>
        <table:table-row table:style-name="ro2">
          <table:table-cell table:style-name="ce19"/>
          <table:table-cell table:style-name="ce5"/>
          <table:table-cell table:style-name="ce33" office:value-type="string">
            <text:p>Total:</text:p>
          </table:table-cell>
          <table:table-cell table:style-name="ce10" table:formula="of:=SUM([.D3:.D14])" office:value-type="currency" office:currency="CAD" office:value="133.34">
            <text:p>$133.34</text:p>
          </table:table-cell>
          <table:table-cell table:style-name="ce6" table:formula="of:=SUM([.E3:.E14])" office:value-type="float" office:value="5">
            <text:p>5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-1450-15 Motion for Summary Judgment" table:style-name="ta1" table:print="false">
        <table:table-column table:style-name="co12" table:default-cell-style-name="ce20"/>
        <table:table-column table:style-name="co13" table:default-cell-style-name="Default"/>
        <table:table-column table:style-name="co1" table:default-cell-style-name="Default"/>
        <table:table-column table:style-name="co1" table:default-cell-style-name="ce11"/>
        <table:table-column table:style-name="co14" table:default-cell-style-name="Default"/>
        <table:table-column table:style-name="co1" table:number-columns-repeated="1019" table:default-cell-style-name="Default"/>
        <table:table-row table:style-name="ro2">
          <table:table-cell table:style-name="ce15" office:value-type="string" table:number-columns-spanned="5" table:number-rows-spanned="1">
            <text:p>T-1450-15 Defendant's Motion for Summary Judgment</text:p>
          </table:table-cell>
          <table:covered-table-cell/>
          <table:covered-table-cell table:style-name="ce36"/>
          <table:covered-table-cell table:style-name="ce37"/>
          <table:covered-table-cell table:style-name="ce36"/>
          <table:table-cell table:style-name="ce2" table:number-columns-repeated="1019"/>
        </table:table-row>
        <table:table-row table:style-name="ro6">
          <table:table-cell table:style-name="ce30" office:value-type="string">
            <text:p>Date</text:p>
          </table:table-cell>
          <table:table-cell table:style-name="ce31" office:value-type="string">
            <text:p>Item</text:p>
          </table:table-cell>
          <table:table-cell table:style-name="ce31" office:value-type="string">
            <text:p>Local Cost</text:p>
          </table:table-cell>
          <table:table-cell table:style-name="ce35" office:value-type="string">
            <text:p>CAD costs</text:p>
          </table:table-cell>
          <table:table-cell table:style-name="ce31" office:value-type="string">
            <text:p>Time to prepare (hours)</text:p>
          </table:table-cell>
          <table:table-cell table:style-name="ce12" table:number-columns-repeated="1019"/>
        </table:table-row>
        <table:table-row table:style-name="ro7">
          <table:table-cell table:style-name="ce24" office:value-type="string" table:number-columns-spanned="5" table:number-rows-spanned="1">
            <text:p>Response to Defendant's motion for Summary Judgment</text:p>
          </table:table-cell>
          <table:covered-table-cell/>
          <table:covered-table-cell table:style-name="ce5"/>
          <table:covered-table-cell table:style-name="ce9"/>
          <table:covered-table-cell table:style-name="ce5"/>
          <table:table-cell table:style-name="ce2" table:number-columns-repeated="1019"/>
        </table:table-row>
        <table:table-row table:style-name="ro7">
          <table:table-cell table:style-name="ce18"/>
          <table:table-cell table:style-name="ce32"/>
          <table:table-cell table:style-name="ce5"/>
          <table:table-cell table:style-name="ce9"/>
          <table:table-cell table:style-name="ce5"/>
          <table:table-cell table:style-name="ce2" table:number-columns-repeated="1019"/>
        </table:table-row>
        <table:table-row table:style-name="ro7">
          <table:table-cell table:style-name="ce18"/>
          <table:table-cell table:style-name="ce5" office:value-type="string">
            <text:p>Preparation</text:p>
          </table:table-cell>
          <table:table-cell table:style-name="ce5"/>
          <table:table-cell table:style-name="ce9"/>
          <table:table-cell table:style-name="ce5" office:value-type="float" office:value="126">
            <text:p>126</text:p>
          </table:table-cell>
          <table:table-cell table:style-name="ce2" table:number-columns-repeated="1019"/>
        </table:table-row>
        <table:table-row table:style-name="ro7">
          <table:table-cell table:style-name="ce17" office:value-type="date" office:date-value="2017-03-26">
            <text:p>2017-03-26</text:p>
          </table:table-cell>
          <table:table-cell table:style-name="ce5" office:value-type="string">
            <text:p>Printing, binding</text:p>
          </table:table-cell>
          <table:table-cell table:style-name="ce5" office:value-type="string">
            <text:p>3335 GTQ</text:p>
          </table:table-cell>
          <table:table-cell table:style-name="ce9" office:value-type="currency" office:currency="CAD" office:value="555.83">
            <text:p>$555.83</text:p>
          </table:table-cell>
          <table:table-cell table:style-name="ce5"/>
          <table:table-cell table:style-name="ce2" table:number-columns-repeated="1019"/>
        </table:table-row>
        <table:table-row table:style-name="ro7">
          <table:table-cell table:style-name="ce17" office:value-type="date" office:date-value="2017-03-27">
            <text:p>2017-03-27</text:p>
          </table:table-cell>
          <table:table-cell table:style-name="ce5" office:value-type="string">
            <text:p>Shipping (Guatemala &gt; TO)</text:p>
          </table:table-cell>
          <table:table-cell table:style-name="ce5" office:value-type="string">
            <text:p>3294 GTQ</text:p>
          </table:table-cell>
          <table:table-cell table:style-name="ce9" office:value-type="currency" office:currency="CAD" office:value="549">
            <text:p>$549.00</text:p>
          </table:table-cell>
          <table:table-cell table:style-name="ce5"/>
          <table:table-cell table:style-name="ce2" table:number-columns-repeated="1019"/>
        </table:table-row>
        <table:table-row table:style-name="ro7">
          <table:table-cell table:style-name="ce17" office:value-type="date" office:date-value="2017-03-27">
            <text:p>2017-03-27</text:p>
          </table:table-cell>
          <table:table-cell table:style-name="ce5" office:value-type="string">
            <text:p>Affidavit of service</text:p>
          </table:table-cell>
          <table:table-cell table:style-name="ce5" office:value-type="string">
            <text:p>400 GTQ</text:p>
          </table:table-cell>
          <table:table-cell table:style-name="ce9" office:value-type="currency" office:currency="CAD" office:value="66.67">
            <text:p>$66.67</text:p>
          </table:table-cell>
          <table:table-cell table:style-name="ce5"/>
          <table:table-cell table:style-name="ce2" table:number-columns-repeated="1019"/>
        </table:table-row>
        <table:table-row table:style-name="ro7">
          <table:table-cell table:style-name="ce18"/>
          <table:table-cell table:style-name="ce5" table:number-columns-repeated="2"/>
          <table:table-cell table:style-name="ce9"/>
          <table:table-cell table:style-name="ce5"/>
          <table:table-cell table:style-name="ce2" table:number-columns-repeated="1019"/>
        </table:table-row>
        <table:table-row table:style-name="ro7">
          <table:table-cell table:style-name="ce24"/>
          <table:table-cell table:style-name="ce32" office:value-type="string">
            <text:p>Total:</text:p>
          </table:table-cell>
          <table:table-cell table:style-name="ce32"/>
          <table:table-cell table:style-name="ce27" table:formula="of:=SUM([.D3:.D9])" office:value-type="currency" office:currency="CAD" office:value="1171.5">
            <text:p>$1,171.50</text:p>
          </table:table-cell>
          <table:table-cell table:style-name="ce32" table:formula="of:=SUM([.E3:.E9])" office:value-type="float" office:value="126">
            <text:p>126</text:p>
          </table:table-cell>
          <table:table-cell table:style-name="ce36"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2019-06-14</text:date>, <text:time>16:4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3M28S</meta:editing-duration>
    <meta:editing-cycles>15</meta:editing-cycles>
    <meta:generator>OpenOffice/4.1.6$Win32 OpenOffice.org_project/416m1$Build-9790</meta:generator>
    <dc:date>2019-06-14T16:42:43.64</dc:date>
    <dc:creator>Radu Hociung</dc:creator>
    <meta:document-statistic meta:table-count="4" meta:cell-count="153" meta:object-count="0"/>
    <meta:user-defined meta:name="Info 1"/>
    <meta:user-defined meta:name="Info 2"/>
    <meta:user-defined meta:name="Info 3"/>
    <meta:user-defined meta:name="Info 4"/>
  </office:meta>
</office:document-meta>
</file>